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732in" svg:height="8.0937in" svg:x="12.1791in" svg:y="0.2626in">
            <draw:object draw:notify-on-update-of-ranges="Sheet1.B1:Sheet1.B347 Sheet1.D1:Sheet1.D3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rchae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913" calcext:value-type="float">
            <text:p>22913</text:p>
          </table:table-cell>
        </table:table-row>
        <table:table-row table:style-name="ro1">
          <table:table-cell office:value-type="string" calcext:value-type="string">
            <text:p>Archaea;Aenigmarchae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Archaea;Aenigmarchaeota;Aenigm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chaea;Aenigmarchaeota;Aenigm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chaea;Aenigmarchaeota;Aenigm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chaea;Aenigmarchaeota;Aenigmarchaeota Incertae Sedis;Unknown Order;Unknown Family;Candidatus Aenigm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chaea;Aenigmarchaeota;Deep Sea Euryarchaeotic Group(DSEG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rchaea;Aigarchae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rchaea;Aigarchaeota;Aig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chaea;Aigarchaeota;Aig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chaea;Aigarchaeota;Aig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chaea;Aigarchaeota;Aigarchaeota Incertae Sedis;Unknown Order;Unknown Family;Candidatus Caldi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chaea;Aigarchaeota;Terrestrial Hot Spring Gp(THSCG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rchaea;Ancient Archaeal Group(AA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chaea;Crenarchae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Archaea;Crenarchaeota;Thermoprote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Archaea;Crenarchaeota;Thermoprotei;1A-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Crenarchaeota;Thermoprotei;4136-1-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Crenarchaeota;Thermoprotei;a87Y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chaea;Crenarchaeota;Thermoprotei;Acidilobal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rchaea;Crenarchaeota;Thermoprotei;Acidilobales;Acidilob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aea;Crenarchaeota;Thermoprotei;Acidilobales;Acidilobaceae;Acidilob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aea;Crenarchaeota;Thermoprotei;Acidilobales;Caldisphaer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chaea;Crenarchaeota;Thermoprotei;Acidilobales;Caldisphaeraceae;Caldisphae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chaea;Crenarchaeota;Thermoprotei;Acidilobales;SK1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chaea;Crenarchaeota;Thermoprotei;Desulfurococc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Aeropyr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Desulfur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Igni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Ignisphae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Staphylotherm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Stetteri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Sulfophob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Thermodis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Thermogladius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Thermosphae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rchaea;Crenarchaeota;Thermoprotei;Desulfurococcales;Pyrodictiacea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Crenarchaeota;Thermoprotei;Desulfurococcales;Pyrodictiaceae;Hypertherm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Crenarchaeota;Thermoprotei;Desulfurococcales;Pyrodictiaceae;Pyrodicti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Crenarchaeota;Thermoprotei;Desulfurococcales;Pyrodicti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chaea;Crenarchaeota;Thermoprotei;Fervidicocc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chaea;Crenarchaeota;Thermoprotei;Fervidicoccales;Fervidicoccacea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chaea;Crenarchaeota;Thermoprotei;Fervidicoccales;Fervidicoccaceae;Fervidi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rchaea;Crenarchaeota;Thermoprotei;Fervidicoccales;Fervidicocc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chaea;Crenarchaeota;Thermoprotei;HTM1036S-A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aea;Crenarchaeota;Thermoprotei;Sulfolob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Acidian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Metallosphae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Stygiolob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Sulfolob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Sulfurisphae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rchaea;Crenarchaeota;Thermoprotei;Terrestrial Miscellaneous Gp(TMCG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rchaea;Crenarchaeota;Thermoprotei;Thermoprote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rchaea;Crenarchaeota;Thermoprotei;Thermoproteales;Thermofil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rchaea;Crenarchaeota;Thermoprotei;Thermoproteales;Thermofilaceae;Thermofil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Caldivirga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Pyrobacul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Thermocladi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Thermoprote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Vulcanisaet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chaea;Diapherotrite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rchaea;Diapherotrites;Diapherotrites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chaea;Diapherotrites;Diapherotrites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chaea;Diapherotrites;Diapherotrites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chaea;Diapherotrites;Diapherotrites Incertae Sedis;Unknown Order;Unknown Family;Candidatus Iain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chaea;Euryarchae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68" calcext:value-type="float">
            <text:p>12268</text:p>
          </table:table-cell>
        </table:table-row>
        <table:table-row table:style-name="ro1">
          <table:table-cell office:value-type="string" calcext:value-type="string">
            <text:p>Archaea;Euryarchaeota;Archaeoglob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rchaea;Euryarchaeota;Archaeoglobi;Archaeoglob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rchaea;Euryarchaeota;Archaeoglobi;Archaeoglobales;Archaeoglobacea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rchaea;Euryarchaeota;Archaeoglobi;Archaeoglobales;Archaeoglobaceae;Archaeoglob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chaea;Euryarchaeota;Archaeoglobi;Archaeoglobales;Archaeoglobaceae;Ferroglob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Euryarchaeota;Archaeoglobi;Archaeoglobales;Archaeoglobaceae;Geoglob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Euryarchaeota;Archaeoglobi;Archaeoglobales;Archaeoglob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chaea;Euryarchaeota;Halobacter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Archaea;Euryarchaeota;Halobacteria;Halobacteri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Candidatus Halobon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adapta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alkali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apric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archaeobi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arcul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bacteri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bacul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bel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biform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fera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geometric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gran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hast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lami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mari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microarcul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microbi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noti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pelagi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penit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pig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plan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quadrat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rhabd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rientali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rubel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rubr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russ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simple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stagnicol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terrige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ven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Haloviva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Natrialb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Natrinem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Natrono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Natronobacteri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Natron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Natronolimnobi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Natronomona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Natronorubr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RDI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Sal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Salin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SFH1C0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Euryarchaeota;Halobacteria;Halobacteriales;Halobacteri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Archaea;Euryarchaeota;Methanobacter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Archaea;Euryarchaeota;Methanobacteria;Methanobacteri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Archaea;Euryarchaeota;Methanobacteria;Methanobacteriales;Methanobacteriacea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Archaea;Euryarchaeota;Methanobacteria;Methanobacteriales;Methanobacteriaceae;Methanobacteri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rchaea;Euryarchaeota;Methanobacteria;Methanobacteriales;Methanobacteriaceae;Methanobrevibac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rchaea;Euryarchaeota;Methanobacteria;Methanobacteriales;Methanobacteriaceae;Methanosphae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rchaea;Euryarchaeota;Methanobacteria;Methanobacteriales;Methanobacteriaceae;Methanothermobac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chaea;Euryarchaeota;Methanobacteria;Methanobacteriales;Methanobacteri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chaea;Euryarchaeota;Methanobacteria;Methanobacteriales;Methanotherm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Euryarchaeota;Methanobacteria;Methanobacteriales;Methanothermaceae;Methanotherm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Euryarchaeota;Methanococc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rchaea;Euryarchaeota;Methanococci;Methanococc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rchaea;Euryarchaeota;Methanococci;Methanococcales;Methanocaldococc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rchaea;Euryarchaeota;Methanococci;Methanococcales;Methanocaldococcaceae;Methanocald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Euryarchaeota;Methanococci;Methanococcales;Methanocaldococcaceae;Methanotorri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chaea;Euryarchaeota;Methanococci;Methanococcales;Methanococc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rchaea;Euryarchaeota;Methanococci;Methanococcales;Methanococcaceae;Methan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rchaea;Euryarchaeota;Methanococci;Methanococcales;Methanococcaceae;Methanotherm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chaea;Euryarchaeota;Methanococci;Methanococcales;Methanococc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aea;Euryarchaeota;Methanomicrob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Archaea;Euryarchaeota;Methanomicrobia;AK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Methanomicrobia;ANME-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rchaea;Euryarchaeota;Methanomicrobia;ANME-1;ANME-1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chaea;Euryarchaeota;Methanomicrobia;ANME-1;ANME-1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rchaea;Euryarchaeota;Methanomicrobia;D-C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Euryarchaeota;Methanomicrobia;Methanocellal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rchaea;Euryarchaeota;Methanomicrobia;Methanocellales;BS-K-E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Euryarchaeota;Methanomicrobia;Methanocellales;Methanocell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rchaea;Euryarchaeota;Methanomicrobia;Methanocellales;Methanocellaceae;Methanocell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rchaea;Euryarchaeota;Methanomicrobia;Methanocellales;Methanocellaceae;Rice Cluster I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rchaea;Euryarchaeota;Methanomicrobia;Methanocellales;MidArch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aea;Euryarchaeota;Methanomicrobia;Methanomicrobial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Archaea;Euryarchaeota;Methanomicrobia;Methanomicrobiales;02-02-5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Methanomicrobia;Methanomicrobiales;C19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Methanomicrobia;Methanomicrobiales;EJ-E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Euryarchaeota;Methanomicrobia;Methanomicrobiales;LR-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corpuscul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corpusculaceae;Methanocorpuscul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cea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ceae;Methanoculle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ceae;Methanofolli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ceae;Methanogeni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ceae;Methanolacini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ceae;Methanomicrobi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ceae;Methanoplanus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les Incertae Sedi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microbiales Incertae Sedis;Methanocalcu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regul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regulaceae;Methanolin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regulaceae;Methanoregul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regulaceae;Methanosphaerul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spirill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rchaea;Euryarchaeota;Methanomicrobia;Methanomicrobiales;Methanospirillaceae;Methanospirill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rchaea;Euryarchaeota;Methanomicrobia;Methanomicrobiales;MHLsu47-B8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Euryarchaeota;Methanomicrobia;Methanomicrobiales;Rice Cluster 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chaea;Euryarchaeota;Methanomicrobia;Methanomicrobiales;SMS-sludge-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Euryarchaeota;Methanomicrobia;Methanomicrobiales;WCHA2-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chaea;Euryarchaeota;Methanomicrobia;Methanosarcinal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Archaea;Euryarchaeota;Methanomicrobia;Methanosarcinales;ANME-2a-2b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rchaea;Euryarchaeota;Methanomicrobia;Methanosarcinales;ANME-2a-2b;ANME-2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Euryarchaeota;Methanomicrobia;Methanosarcinales;ANME-2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rchaea;Euryarchaeota;Methanomicrobia;Methanosarcinales;GOM Arc I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rchaea;Euryarchaeota;Methanomicrobia;Methanosarcinales;GOM Arc I;Candidatus Methanopereden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chaea;Euryarchaeota;Methanomicrobia;Methanosarcinales;GoM-Arch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et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etaceae;Methanosaet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ANME-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Methanimicr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Methanococcoid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Methanohalobium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Methanohalophi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Methanolob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Methanomethylovoran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Methanosals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Methanosarci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anosarcin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ermicocc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chaea;Euryarchaeota;Methanomicrobia;Methanosarcinales;Methermicoccaceae;Methermi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chaea;Euryarchaeota;Methanomicrobia;ST-12K10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Euryarchaeota;Methanopyr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Methanopyri;Methanopyr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Methanopyri;Methanopyrales;Methanopyr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Methanopyri;Methanopyrales;Methanopyraceae;Methanopyrus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Thermococc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rchaea;Euryarchaeota;Thermococci;Thermococc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rchaea;Euryarchaeota;Thermococci;Thermococcales;Thermococc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rchaea;Euryarchaeota;Thermococci;Thermococcales;Thermococcaceae;Palae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Euryarchaeota;Thermococci;Thermococcales;Thermococcaceae;Pyr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rchaea;Euryarchaeota;Thermococci;Thermococcales;Thermococcaceae;Thermo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rchaea;Euryarchaeota;Thermoplasm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Archaea;Euryarchaeota;Thermoplasmata;014H09-A-SD-P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chaea;Euryarchaeota;Thermoplasmata;059A02-A-SD-P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Euryarchaeota;Thermoplasmata;19c-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Euryarchaeota;Thermoplasmata;20a-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chaea;Euryarchaeota;Thermoplasmata;Fe-A-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Thermoplasmata;Kazan-3A-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Euryarchaeota;Thermoplasmata;Marine Benthic Group 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rchaea;Euryarchaeota;Thermoplasmata;MSBL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rchaea;Euryarchaeota;Thermoplasmata;South African Goldmine Gp(SAGMEG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Archaea;Euryarchaeota;Thermoplasmata;Thermoplasmatal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string" calcext:value-type="string">
            <text:p>Archaea;Euryarchaeota;Thermoplasmata;Thermoplasmatales;20c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rchaea;Euryarchaeota;Thermoplasmata;Thermoplasmatales;2B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Thermoplasmata;Thermoplasmatales;4559-3-R1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Euryarchaeota;Thermoplasmata;Thermoplasmatales;A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rchaea;Euryarchaeota;Thermoplasmata;Thermoplasmatales;AMOS1A-4113-D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rchaea;Euryarchaeota;Thermoplasmata;Thermoplasmatales;AMOS4A-452-E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Euryarchaeota;Thermoplasmata;Thermoplasmatales;Amsterdam-1A-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Euryarchaeota;Thermoplasmata;Thermoplasmatales;ANT06-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chaea;Euryarchaeota;Thermoplasmata;Thermoplasmatales;ASC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rchaea;Euryarchaeota;Thermoplasmata;Thermoplasmatales;BSLdp2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rchaea;Euryarchaeota;Thermoplasmata;Thermoplasmatales;CCA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rchaea;Euryarchaeota;Thermoplasmata;Thermoplasmatales;Deep Sea Hydrothermal Vent Gp 2(DHVEG-2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rchaea;Euryarchaeota;Thermoplasmata;Thermoplasmatales;Deep Sea Hydrothermal Vent Gp 2(DHVEG-2);Candidatus Aciduliprofund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Euryarchaeota;Thermoplasmata;Thermoplasmatales;F2apm1A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Euryarchaeota;Thermoplasmata;Thermoplasmatales;Ferroplasmacea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rchaea;Euryarchaeota;Thermoplasmata;Thermoplasmatales;Ferroplasmaceae;Acidiplasm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Euryarchaeota;Thermoplasmata;Thermoplasmatales;Ferroplasmaceae;Ferroplasm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rchaea;Euryarchaeota;Thermoplasmata;Thermoplasmatales;Ferroplasmaceae;uncultu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chaea;Euryarchaeota;Thermoplasmata;Thermoplasmatales;HO28S9A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Euryarchaeota;Thermoplasmata;Thermoplasmatales;KTK 4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Euryarchaeota;Thermoplasmata;Thermoplasmatales;Marine Benthic Group D and DHVEG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Archaea;Euryarchaeota;Thermoplasmata;Thermoplasmatales;Marine Group 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rchaea;Euryarchaeota;Thermoplasmata;Thermoplasmatales;Marine Group 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rchaea;Euryarchaeota;Thermoplasmata;Thermoplasmatales;MKCST-A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rchaea;Euryarchaeota;Thermoplasmata;Thermoplasmatales;Picrophil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Euryarchaeota;Thermoplasmata;Thermoplasmatales;Picrophilaceae;Picrophi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Euryarchaeota;Thermoplasmata;Thermoplasmatales;pMC2A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Euryarchaeota;Thermoplasmata;Thermoplasmatales;Terrestrial Miscellaneous Gp(TMEG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chaea;Euryarchaeota;Thermoplasmata;Thermoplasmatales;Thermoplasmat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rchaea;Euryarchaeota;Thermoplasmata;Thermoplasmatales;Thermoplasmataceae;Thermoplasm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rchaea;Euryarchaeota;Thermoplasmata;Thermoplasmatales;Thermoplasmatales Incertae Sedis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Archaea;Euryarchaeota;Thermoplasmata;Thermoplasmatales;Thermoplasmatales Incertae Sedis;Candidatus Methanogran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Euryarchaeota;Thermoplasmata;Thermoplasmatales;Thermoplasmatales Incertae Sedis;Candidatus Methanomethylophi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rchaea;Euryarchaeota;Thermoplasmata;Thermoplasmatales;Thermoplasmatales Incertae Sedis;Candidatus Methanoplasm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chaea;Euryarchaeota;Thermoplasmata;Thermoplasmatales;Thermoplasmatales Incertae Sedis;Methanomassiliicoc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chaea;Euryarchaeota;Thermoplasmata;Thermoplasmatales;Thermoplasmatales Incertae Sedis;Thermogymnomona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aea;Euryarchaeota;Thermoplasmata;Thermoplasmatales;Thp-A-1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Euryarchaeota;Thermoplasmata;Thermoplasmatales;VC2.1 Arc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rchaea;Euryarchaeota;Thermoplasmata;WCHA1-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rchaea;Euryarchaeota;Thermoplasmata;Z7ME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aea;Korarchae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chaea;Korarchaeota;Kor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chaea;Korarchaeota;Kor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chaea;Korarchaeota;Kor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chaea;Korarchaeota;Korarchaeota Incertae Sedis;Unknown Order;Unknown Family;Candidatus Kor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chaea;Marine Hydrothermal Vent Group 1(MHVG-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chaea;Marine Hydrothermal Vent Group 2(MHVG-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Marine Hydrothermal Vent Group(MHV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rchaea;Miscellaneous Crenarchaeotic Grou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Archaea;Miscellaneous Euryarchaeotic Group(ME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rchaea;Nanoarchae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Nanoarchaeota;Nano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Nanoarchaeota;Nano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Nanoarchaeota;Nano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Nanoarchaeota;Nanoarchaeota Incertae Sedis;Unknown Order;Unknown Family;Nano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chaea;Nanohaloarchaeo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chaea;Parvarchaeo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chaea;Parvarchaeota;Parv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Parvarchaeota;Parv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Parvarchaeota;Parv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Parvarchaeota;Parvarchaeota Incertae Sedis;Unknown Order;Unknown Family;Candidatus Micrarchaeum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pCIRA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SM1K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chaea;Thaumarchaeot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string" calcext:value-type="string">
            <text:p>Archaea;Thaumarchaeota;AB64A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aea;Thaumarchaeota;AK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chaea;Thaumarchaeota;AK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Thaumarchaeota;AK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rchaea;Thaumarchaeota;AK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chaea;Thaumarchaeota;ArcC-u-cD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Thaumarchaeota;AS4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Thaumarchaeota;D-F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chaea;Thaumarchaeota;F9P122000-Arc-2-E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Thaumarchaeota;FS243A-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Thaumarchaeota;Group C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Archaea;Thaumarchaeota;HDBA-SITS3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Thaumarchaeota;HDBA-SITS41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Thaumarchaeota;Marine Benthic Group 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rchaea;Thaumarchaeota;Marine Benthic Group 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Archaea;Thaumarchaeota;Marine Group I</text:p>
          </table:table-cell>
          <table:table-cell office:value-type="float" office:value="2" calcext:value-type="float">
            <text:p>2</text:p>
          </table:table-cell>
          <table:table-cell office:value-type="float" office:value="1236" calcext:value-type="float">
            <text:p>1236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string" calcext:value-type="string">
            <text:p>Archaea;Thaumarchaeota;Marine Group I;Cenarchae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chaea;Thaumarchaeota;Marine Group I;Cenarchaeales;Cenarchaea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chaea;Thaumarchaeota;Marine Group I;Cenarchaeales;Cenarchaeaceae;Cen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chaea;Thaumarchaeota;Marine Group I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Archaea;Thaumarchaeota;Marine Group I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Archaea;Thaumarchaeota;Marine Group I;Unknown Order;Unknown Family;Candidatus Nitrosoarcha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rchaea;Thaumarchaeota;Marine Group I;Unknown Order;Unknown Family;Candidatus Nitrosopelagic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rchaea;Thaumarchaeota;Marine Group I;Unknown Order;Unknown Family;Candidatus Nitrosopumi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Archaea;Thaumarchaeota;OPPD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Thaumarchaeota;Papm3A4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Thaumarchaeota;pMC2A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aea;Thaumarchaeota;pSL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aea;Thaumarchaeota;Sc-EA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Thaumarchaeota;SIFC6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aea;Thaumarchaeota;SIGW10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aea;Thaumarchaeota;SIGW3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haea;Thaumarchaeota;SIGW6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aea;Thaumarchaeota;Soil Crenarchaeotic Group(SCG)</text:p>
          </table:table-cell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Archaea;Thaumarchaeota;Soil Crenarchaeotic Group(SCG)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Archaea;Thaumarchaeota;Soil Crenarchaeotic Group(SCG)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Archaea;Thaumarchaeota;Soil Crenarchaeotic Group(SCG);Unknown Order;Unknown Family;Candidatus Nitrososphae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Archaea;Thaumarchaeota;South African Gold Mine Gp 1(SAGMCG-1)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rchaea;Thaumarchaeota;South African Gold Mine Gp 1(SAGMCG-1)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chaea;Thaumarchaeota;South African Gold Mine Gp 1(SAGMCG-1)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chaea;Thaumarchaeota;South African Gold Mine Gp 1(SAGMCG-1);Unknown Order;Unknown Family;Candidatus Nitrosotal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chaea;Thaumarchaeota;terrestrial grou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rchaea;Thaumarchaeota;Thaum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Thaumarchaeota;Thaum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Thaumarchaeota;Thaum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Thaumarchaeota;Thaumarchaeota Incertae Sedis;Unknown Order;Unknown Family;Candidatus Nitrosocald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ea;Thaumarchaeota;TOTO-A6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Thaumarchaeota;Z273FA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aea;TVG8AR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aea;Woesearchaeota (DHVEG-6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</table:table-row>
      </table:table>
      <table:table table:name="Sheet2" table:style-name="ta1">
        <table:shapes>
          <draw:frame draw:z-index="0" draw:name="Sequences" draw:style-name="gr1" draw:text-style-name="P1" svg:width="10.5724in" svg:height="8.2102in" svg:x="2.5992in" svg:y="0.5106in">
            <draw:object draw:notify-on-update-of-ranges="Sheet2.A1:Sheet2.A581 Sheet2.A1:Sheet2.A581 Sheet1.A1:Sheet1.A1 Sheet2.B1:Sheet2.B581" xlink:href="./Object 3" xlink:type="simple" xlink:show="embed" xlink:actuate="onLoad"/>
            <draw:image xlink:href="./ObjectReplacements/Object 3" xlink:type="simple" xlink:show="embed" xlink:actuate="onLoad"/>
            <svg:title>Number of taxa per number of sequences in those taxa</svg:title>
          </draw:frame>
        </table:shapes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5" calcext:value-type="float">
            <text:p>9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2" calcext:value-type="float">
            <text:p>11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9" calcext:value-type="float">
            <text:p>1495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1:35:07.265293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6-07-07T14:02:02.175248063</meta:creation-date>
    <dc:date>2016-07-12T11:40:10.255832206</dc:date>
    <dc:creator>Lucas Czech</dc:creator>
    <meta:editing-duration>PT4H36M38S</meta:editing-duration>
    <meta:editing-cycles>3</meta:editing-cycles>
    <meta:generator>LibreOffice/4.2.8.2$Linux_X86_64 LibreOffice_project/420m0$Build-2</meta:generator>
    <meta:document-statistic meta:table-count="2" meta:cell-count="25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63cm" svg:height="20.559cm" xlink:href=".." xlink:type="simple" chart:class="chart:scatter" chart:style-name="ch1">
        <chart:title svg:x="7.198cm" svg:y="0.546cm" chart:style-name="ch2">
          <text:p>Number of sequences per taxonomic rank level</text:p>
        </chart:title>
        <chart:plot-area chart:style-name="ch3" table:cell-range-address="Sheet1.B1:Sheet1.B347 Sheet1.D1:Sheet1.D347" svg:x="0.481cm" svg:y="1.756cm" svg:width="23.101cm" svg:height="18.392cm">
          <chartooo:coordinate-region svg:x="1.985cm" svg:y="1.983cm" svg:width="21.491cm" svg:height="17.4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347" chart:class="chart:scatter">
            <chart:domain table:cell-range-address="Sheet1.B1:Sheet1.B347"/>
            <chart:data-point chart:repeated="3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347</svg:desc>
                </draw:g>
              </table:table-cell>
              <table:table-cell office:value-type="float" office:value="22913">
                <text:p>22913</text:p>
                <draw:g>
                  <svg:desc>Sheet1.D1:Sheet1.D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2268">
                <text:p>12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">
                <text:p>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">
                <text:p>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">
                <text:p>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">
                <text:p>4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">
                <text:p>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470">
                <text:p>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55cm" svg:height="20.855cm" xlink:href=".." xlink:type="simple" chart:class="chart:scatter" chart:style-name="ch1">
        <chart:title svg:x="7.794cm" svg:y="0.552cm" chart:style-name="ch2">
          <text:p>Number of taxa per number of sequences in those taxa</text:p>
        </chart:title>
        <chart:legend chart:legend-position="end" svg:x="24.743cm" svg:y="10.1cm" style:legend-expansion="high" chart:style-name="ch3"/>
        <chart:plot-area chart:style-name="ch4" table:cell-range-address="Sheet2.A1:Sheet2.B581 Sheet1.A1:Sheet1.A1" chart:data-source-has-labels="both" svg:x="0.537cm" svg:y="1.768cm" svg:width="23.669cm" svg:height="18.67cm">
          <chartooo:coordinate-region svg:x="1.832cm" svg:y="1.995cm" svg:width="21.746cm" svg:height="17.741cm"/>
          <chart:axis chart:dimension="x" chart:name="primary-x" chart:style-name="ch5" chartooo:axis-type="auto">
            <chart:categories table:cell-range-address="Sheet2.A1:Sheet2.A5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581" chart:label-cell-address="Sheet1.A1:Sheet1.A1" chart:class="chart:scatter">
            <chart:domain table:cell-range-address="Sheet2.A1:Sheet2.A581"/>
            <chart:data-point chart:repeated="5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chaea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1:Sheet2.A581</svg:desc>
                </draw:g>
              </table:table-cell>
              <table:table-cell office:value-type="float" office:value="0">
                <text:p>0</text:p>
                <draw:g>
                  <svg:desc>Sheet2.A1:Sheet2.A581</svg:desc>
                </draw:g>
              </table:table-cell>
              <table:table-cell office:value-type="float" office:value="1580">
                <text:p>1580</text:p>
                <draw:g>
                  <svg:desc>Sheet2.B1:Sheet2.B58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503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506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26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528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534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35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537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554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56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564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573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577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584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587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595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614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617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625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635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637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638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643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665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667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675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676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677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683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687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708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725">
                <text:p>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726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728">
                <text:p>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744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755">
                <text:p>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775">
                <text:p>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778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784">
                <text:p>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786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837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838">
                <text:p>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846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867">
                <text:p>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874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882">
                <text:p>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888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893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901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905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908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918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921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923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964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967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974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993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012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1016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1026">
                <text:p>1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1046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1062">
                <text:p>1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1068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1076">
                <text:p>1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1101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1132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1138">
                <text:p>1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1167">
                <text:p>1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1181">
                <text:p>1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1183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1195">
                <text:p>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1206">
                <text:p>1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1228">
                <text:p>1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9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1236">
                <text:p>1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1256">
                <text:p>1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4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2">
                <text:p>1320</text:p>
              </table:table-cell>
              <table:table-cell office:value-type="float" office:value="1322">
                <text:p>1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1">
                <text:p>1330</text:p>
              </table:table-cell>
              <table:table-cell office:value-type="float" office:value="1331">
                <text:p>1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1335">
                <text:p>1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6">
                <text:p>1340</text:p>
              </table:table-cell>
              <table:table-cell office:value-type="float" office:value="1336">
                <text:p>1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9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1412">
                <text:p>1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7">
                <text:p>1420</text:p>
              </table:table-cell>
              <table:table-cell office:value-type="float" office:value="1417">
                <text:p>1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2">
                <text:p>1450</text:p>
              </table:table-cell>
              <table:table-cell office:value-type="float" office:value="1452">
                <text:p>1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9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536">
                <text:p>1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47">
                <text:p>1550</text:p>
              </table:table-cell>
              <table:table-cell office:value-type="float" office:value="1547">
                <text:p>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9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5">
                <text:p>1580</text:p>
              </table:table-cell>
              <table:table-cell office:value-type="float" office:value="1575">
                <text:p>1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1">
                <text:p>1620</text:p>
              </table:table-cell>
              <table:table-cell office:value-type="float" office:value="1621">
                <text:p>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1646">
                <text:p>1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71">
                <text:p>1670</text:p>
              </table:table-cell>
              <table:table-cell office:value-type="float" office:value="1671">
                <text:p>1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08">
                <text:p>1710</text:p>
              </table:table-cell>
              <table:table-cell office:value-type="float" office:value="1708">
                <text:p>1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1733">
                <text:p>1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1">
                <text:p>1750</text:p>
              </table:table-cell>
              <table:table-cell office:value-type="float" office:value="1751">
                <text:p>1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6">
                <text:p>1760</text:p>
              </table:table-cell>
              <table:table-cell office:value-type="float" office:value="1756">
                <text:p>1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8">
                <text:p>1760</text:p>
              </table:table-cell>
              <table:table-cell office:value-type="float" office:value="1758">
                <text:p>1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17">
                <text:p>1820</text:p>
              </table:table-cell>
              <table:table-cell office:value-type="float" office:value="1817">
                <text:p>1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1957">
                <text:p>1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2056">
                <text:p>2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31">
                <text:p>2130</text:p>
              </table:table-cell>
              <table:table-cell office:value-type="float" office:value="2131">
                <text:p>2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9">
                <text:p>2210</text:p>
              </table:table-cell>
              <table:table-cell office:value-type="float" office:value="2209">
                <text:p>2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2210">
                <text:p>2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7">
                <text:p>2230</text:p>
              </table:table-cell>
              <table:table-cell office:value-type="float" office:value="2227">
                <text:p>2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7">
                <text:p>2360</text:p>
              </table:table-cell>
              <table:table-cell office:value-type="float" office:value="2357">
                <text:p>2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3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61">
                <text:p>2560</text:p>
              </table:table-cell>
              <table:table-cell office:value-type="float" office:value="2561">
                <text:p>2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71">
                <text:p>2670</text:p>
              </table:table-cell>
              <table:table-cell office:value-type="float" office:value="2671">
                <text:p>2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76">
                <text:p>2680</text:p>
              </table:table-cell>
              <table:table-cell office:value-type="float" office:value="2676">
                <text:p>2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79">
                <text:p>2680</text:p>
              </table:table-cell>
              <table:table-cell office:value-type="float" office:value="2679">
                <text:p>2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01">
                <text:p>2700</text:p>
              </table:table-cell>
              <table:table-cell office:value-type="float" office:value="2701">
                <text:p>2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2752">
                <text:p>2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71">
                <text:p>2870</text:p>
              </table:table-cell>
              <table:table-cell office:value-type="float" office:value="2871">
                <text:p>2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36">
                <text:p>2940</text:p>
              </table:table-cell>
              <table:table-cell office:value-type="float" office:value="2936">
                <text:p>2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7">
                <text:p>3010</text:p>
              </table:table-cell>
              <table:table-cell office:value-type="float" office:value="3007">
                <text:p>3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34">
                <text:p>3030</text:p>
              </table:table-cell>
              <table:table-cell office:value-type="float" office:value="3034">
                <text:p>3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58">
                <text:p>3060</text:p>
              </table:table-cell>
              <table:table-cell office:value-type="float" office:value="3058">
                <text:p>3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3060">
                <text:p>3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07">
                <text:p>3110</text:p>
              </table:table-cell>
              <table:table-cell office:value-type="float" office:value="3107">
                <text:p>3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30">
                <text:p>3330</text:p>
              </table:table-cell>
              <table:table-cell office:value-type="float" office:value="3330">
                <text:p>3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46">
                <text:p>3350</text:p>
              </table:table-cell>
              <table:table-cell office:value-type="float" office:value="3346">
                <text:p>3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73">
                <text:p>3570</text:p>
              </table:table-cell>
              <table:table-cell office:value-type="float" office:value="3573">
                <text:p>3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98">
                <text:p>3700</text:p>
              </table:table-cell>
              <table:table-cell office:value-type="float" office:value="3698">
                <text:p>3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05">
                <text:p>3810</text:p>
              </table:table-cell>
              <table:table-cell office:value-type="float" office:value="3805">
                <text:p>3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89">
                <text:p>3990</text:p>
              </table:table-cell>
              <table:table-cell office:value-type="float" office:value="3989">
                <text:p>3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0">
                <text:p>4230</text:p>
              </table:table-cell>
              <table:table-cell office:value-type="float" office:value="4230">
                <text:p>4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63">
                <text:p>4260</text:p>
              </table:table-cell>
              <table:table-cell office:value-type="float" office:value="4263">
                <text:p>4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5">
                <text:p>4400</text:p>
              </table:table-cell>
              <table:table-cell office:value-type="float" office:value="4395">
                <text:p>4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1">
                <text:p>4450</text:p>
              </table:table-cell>
              <table:table-cell office:value-type="float" office:value="4451">
                <text:p>4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17">
                <text:p>4520</text:p>
              </table:table-cell>
              <table:table-cell office:value-type="float" office:value="4517">
                <text:p>4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5220">
                <text:p>5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5376">
                <text:p>5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34">
                <text:p>5430</text:p>
              </table:table-cell>
              <table:table-cell office:value-type="float" office:value="5434">
                <text:p>5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41">
                <text:p>5540</text:p>
              </table:table-cell>
              <table:table-cell office:value-type="float" office:value="5541">
                <text:p>5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81">
                <text:p>6180</text:p>
              </table:table-cell>
              <table:table-cell office:value-type="float" office:value="6181">
                <text:p>6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17">
                <text:p>7120</text:p>
              </table:table-cell>
              <table:table-cell office:value-type="float" office:value="7117">
                <text:p>7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14">
                <text:p>7210</text:p>
              </table:table-cell>
              <table:table-cell office:value-type="float" office:value="7214">
                <text:p>7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82">
                <text:p>8880</text:p>
              </table:table-cell>
              <table:table-cell office:value-type="float" office:value="8882">
                <text:p>8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15">
                <text:p>9920</text:p>
              </table:table-cell>
              <table:table-cell office:value-type="float" office:value="9915">
                <text:p>9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42">
                <text:p>11740</text:p>
              </table:table-cell>
              <table:table-cell office:value-type="float" office:value="11742">
                <text:p>11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59">
                <text:p>14960</text:p>
              </table:table-cell>
              <table:table-cell office:value-type="float" office:value="14959">
                <text:p>149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